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t_bw_pts <text:span text:style-name="T1">has functions that can be used for plotting, generating new point, giving noise to regularly placed points etc.</text:span></text:p>
      <text:p text:style-name="P1"><text:span text:style-name="T1"/></text:p>
      <text:p text:style-name="P1">discrete_random_fiber_gen <text:span text:style-name="T1">discretizes the whole square. It then randomly chooses points and deletes all the coordinate points in the circle of influence from the point and then chooses the next point from the remaining pool of points</text:span></text:p>
      <text:p text:style-name="P1"><text:span text:style-name="T1"/></text:p>
      <text:p text:style-name="P1">hexagonal_mesh+noise <text:span text:style-name="T1">generates a regular hexagonal packing and then introduces disturbance in the initally regular packing</text:span></text:p>
      <text:p text:style-name="P1"><text:span text:style-name="T1"/></text:p>
      <text:p text:style-name="P1">square_mesh+noise<text:span text:style-name="T1"> generates a regular square packing and then introduces disturbance in the initally regular packing</text:span></text:p>
      <text:p text:style-name="P1"><text:span text:style-name="T1"/></text:p>
      <text:p text:style-name="P1">salome_integration <text:span text:style-name="T1"><text:s/>is the code that can be run on salome platform which in turn runs oneof the above files and genrates a RVE geometry with the coordinate points chosen.</text:span></text:p>
      <text:p text:style-name="P1"><text:span text:style-name="T1"/></text:p>
      <text:p text:style-name="P1">stack_code <text:span text:style-name="T1">is a piece of code taken from stack_overflow which was integrated into our process</text:span></text:p>
      <text:p text:style-name="P1"><text:span text:style-name="T1"/></text:p>
      <text:p text:style-name="P1">stack_code_2 <text:span text:style-name="T1">is a similar piece of code from stack overflow. But we are yet to study the actual usage of it.</text:span></text:p>
      <text:p text:style-name="P1"><text:span text:style-name="T1"/></text:p>
      <text:p text:style-name="P1">foolish_random_pt_sel<text:span text:style-name="T1"> chooses a point randomly within the square and from there chooses another point randomly and then check if its inside square. Very brute force. First meth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7:21:25.03</meta:creation-date>
    <meta:document-statistic meta:table-count="0" meta:image-count="0" meta:object-count="0" meta:page-count="1" meta:paragraph-count="8" meta:word-count="177" meta:character-count="1143"/>
    <dc:date>2019-07-22T18:09:07.74</dc:date>
    <meta:editing-duration>PT1S</meta:editing-duration>
    <meta:editing-cycles>1</meta:editing-cycles>
    <meta:generator>OpenOffice.org/3.4$Win32 OpenOffice.org_project/340m1$Build-9590</meta:generator>
  </office:meta>
</office:document-meta>
</file>